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Штрих-" draw:fill="none" draw:textarea-vertical-align="middle"/>
    </style:style>
    <style:style style:name="gr2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3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" style:family="graphic" style:parent-style-name="objectwithoutfill">
      <style:graphic-properties svg:stroke-width="0cm" draw:marker-start="Small_20_Arrow" draw:marker-start-width="0.2cm" draw:marker-end="Small_20_Arrow" draw:marker-end-width="0.2cm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text-properties style:font-name="Bitstream Charter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Bitstream Charter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.436cm" svg:y1="3.997cm" svg:x2="5.863cm" svg:y2="3.997cm">
          <text:p/>
        </draw:line>
        <draw:custom-shape draw:style-name="gr2" draw:text-style-name="P2" draw:layer="layout" svg:width="0.139cm" svg:height="0.141cm" svg:x="2.743cm" svg:y="3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4cm" svg:height="0.139cm" svg:x="4.157cm" svg:y="3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4cm" svg:height="0.14cm" svg:x="2.072cm" svg:y="3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4cm" svg:height="0.14cm" svg:x="3.475cm" svg:y="3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42cm" svg:height="0.14cm" svg:x="4.868cm" svg:y="3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.401cm" svg:y1="3.997cm" svg:x2="1.401cm" svg:y2="1.195cm">
          <text:p/>
        </draw:line>
        <draw:custom-shape draw:style-name="gr2" draw:text-style-name="P2" draw:layer="layout" svg:width="0.139cm" svg:height="0.14cm" svg:x="1.327cm" svg:y="3.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2.145cm" svg:y1="3.926cm" svg:x2="2.145cm" svg:y2="2.678cm">
          <text:p/>
        </draw:line>
        <draw:line draw:style-name="gr1" draw:text-style-name="P1" draw:layer="layout" svg:x1="4.223cm" svg:y1="3.962cm" svg:x2="4.223cm" svg:y2="2.688cm">
          <text:p/>
        </draw:line>
        <draw:line draw:style-name="gr3" draw:text-style-name="P1" draw:layer="layout" svg:x1="2.141cm" svg:y1="2.649cm" svg:x2="4.23cm" svg:y2="2.65cm">
          <text:p/>
        </draw:line>
        <draw:line draw:style-name="gr3" draw:text-style-name="P1" draw:layer="layout" svg:x1="2.153cm" svg:y1="2.652cm" svg:x2="1.431cm" svg:y2="3.947cm">
          <text:p/>
        </draw:line>
        <draw:line draw:style-name="gr3" draw:text-style-name="P1" draw:layer="layout" svg:x1="4.23cm" svg:y1="2.636cm" svg:x2="4.886cm" svg:y2="3.941cm">
          <text:p/>
        </draw:line>
        <draw:line draw:style-name="gr4" draw:text-style-name="P1" draw:layer="layout" svg:x1="2.672cm" svg:y1="3.992cm" svg:x2="2.672cm" svg:y2="2.668cm">
          <text:p/>
        </draw:line>
        <draw:frame draw:style-name="gr5" draw:text-style-name="P3" draw:layer="layout" svg:width="0.642cm" svg:height="0.683cm" svg:x="5.309cm" svg:y="3.883cm">
          <draw:text-box>
            <text:p><text:span text:style-name="T1">c</text:span></text:p>
          </draw:text-box>
        </draw:frame>
        <draw:frame draw:style-name="gr5" draw:text-style-name="P3" draw:layer="layout" svg:width="0.697cm" svg:height="0.683cm" svg:x="1.796cm" svg:y="3.863cm">
          <draw:text-box>
            <text:p><text:span text:style-name="T1">2</text:span></text:p>
          </draw:text-box>
        </draw:frame>
        <draw:frame draw:style-name="gr5" draw:text-style-name="P3" draw:layer="layout" svg:width="0.697cm" svg:height="0.683cm" svg:x="2.484cm" svg:y="3.884cm">
          <draw:text-box>
            <text:p><text:span text:style-name="T1">4</text:span></text:p>
          </draw:text-box>
        </draw:frame>
        <draw:frame draw:style-name="gr5" draw:text-style-name="P3" draw:layer="layout" svg:width="0.697cm" svg:height="0.683cm" svg:x="3.194cm" svg:y="3.884cm">
          <draw:text-box>
            <text:p><text:span text:style-name="T1">6</text:span></text:p>
          </draw:text-box>
        </draw:frame>
        <draw:frame draw:style-name="gr5" draw:text-style-name="P3" draw:layer="layout" svg:width="0.697cm" svg:height="0.683cm" svg:x="1.066cm" svg:y="3.884cm">
          <draw:text-box>
            <text:p><text:span text:style-name="T1">0</text:span></text:p>
          </draw:text-box>
        </draw:frame>
        <draw:frame draw:style-name="gr5" draw:text-style-name="P3" draw:layer="layout" svg:width="0.697cm" svg:height="0.683cm" svg:x="3.871cm" svg:y="3.884cm">
          <draw:text-box>
            <text:p><text:span text:style-name="T1">8</text:span></text:p>
          </draw:text-box>
        </draw:frame>
        <draw:frame draw:style-name="gr5" draw:text-style-name="P3" draw:layer="layout" svg:width="0.891cm" svg:height="0.683cm" svg:x="4.485cm" svg:y="3.863cm">
          <draw:text-box>
            <text:p><text:span text:style-name="T1">10</text:span></text:p>
          </draw:text-box>
        </draw:frame>
        <draw:frame draw:style-name="gr5" draw:text-style-name="P3" draw:layer="layout" svg:width="0.697cm" svg:height="0.683cm" svg:x="1.066cm" svg:y="3.884cm">
          <draw:text-box>
            <text:p><text:span text:style-name="T1">0</text:span></text:p>
          </draw:text-box>
        </draw:frame>
        <draw:frame draw:style-name="gr5" draw:text-style-name="P3" draw:layer="layout" svg:width="0.621cm" svg:height="0.683cm" svg:x="5.309cm" svg:y="3.302cm">
          <draw:text-box>
            <text:p><text:span text:style-name="T1">t</text:span></text:p>
          </draw:text-box>
        </draw:frame>
        <draw:frame draw:style-name="gr5" draw:text-style-name="P3" draw:layer="layout" svg:width="0.663cm" svg:height="0.683cm" svg:x="0.873cm" svg:y="1cm">
          <draw:text-box>
            <text:p><text:span text:style-name="T1">v</text:span></text:p>
          </draw:text-box>
        </draw:frame>
        <draw:frame draw:style-name="gr5" draw:text-style-name="P3" draw:layer="layout" svg:width="1.328cm" svg:height="0.683cm" draw:transform="rotate (1.5707963267949) translate (2.15cm 3.969cm)">
          <draw:text-box>
            <text:p><text:span text:style-name="T1">5м/с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draw:stroke-dash draw:name="Штрих-" draw:style="rect" draw:dots2="1" draw:dots2-length="0.2cm" draw:distance="0.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1T15:38:52.208900062</meta:creation-date>
    <dc:date>2017-06-21T15:54:26.504525338</dc:date>
    <meta:editing-duration>PT5M23S</meta:editing-duration>
    <meta:editing-cycles>2</meta:editing-cycles>
    <meta:generator>LibreOffice/5.1.6.2$Linux_X86_64 LibreOffice_project/10m0$Build-2</meta:generator>
    <meta:document-statistic meta:object-count="25"/>
  </office:meta>
</office:document-meta>
</file>